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ils new &lt;app_name&gt; </text:p>
      <text:p text:style-name="Standard"/>
      <text:p text:style-name="Standard">rake -T → all tasks</text:p>
      <text:p text:style-name="Standard">rake -D → describe all tasks</text:p>
      <text:p text:style-name="Standard">rake -D <text:a xlink:type="simple" xlink:href="db:migrate">db:migrate</text:a> → describe all for <text:a xlink:type="simple" xlink:href="db:migrate">db:migrate</text:a></text:p>
      <text:p text:style-name="Standard"/>
      <text:p text:style-name="Standard">rails generate model &lt;model_name&gt;</text:p>
      <text:p text:style-name="Standard"/>
      <text:p text:style-name="Standard">rails console</text:p>
      <text:p text:style-name="Standard"/>
      <text:p text:style-name="Standard">name scoped</text:p>
      <text:p text:style-name="Standard"><text:tab/>scope :visible, where(:visible =&gt; true)</text:p>
      <text:p text:style-name="Standard"/>
      <text:p text:style-name="Standard">One-to-one association</text:p>
      <text:p text:style-name="Standard"><text:tab/>Subject has_one :page</text:p>
      <text:p text:style-name="Standard"><text:tab/>Page belongs_to :subject</text:p>
      <text:p text:style-name="Standard"/>
      <text:p text:style-name="P1">methods</text:p>
      <text:p text:style-name="P1"><text:tab/>[subject_instance].page</text:p>
      <text:p text:style-name="P1"><text:tab/>[page_instance].subject</text:p>
      <text:p text:style-name="P1"/>
      <text:p text:style-name="P1"/>
      <text:p text:style-name="P2">One-to-many association</text:p>
      <text:p text:style-name="P2"><text:tab/>Subject has_many :pages</text:p>
      <text:p text:style-name="P2"><text:tab/>Pages belongs_to :subject</text:p>
      <text:p text:style-name="P2"/>
      <text:p text:style-name="P2"><text:tab/>methods</text:p>
      <text:p text:style-name="P2"><text:tab/><text:tab/>return array with all pages → [subject_instance].pages</text:p>
      <text:p text:style-name="P2"/>
      <text:p text:style-name="P2"><text:tab/><text:tab/>add to that array → [subject_instance].pages &lt;&lt; page</text:p>
      <text:p text:style-name="P2"><text:tab/><text:tab/><text:tab/><text:tab/></text:p>
      <text:p text:style-name="P2"><text:tab/><text:tab/>delete → [subject_instance].pages.delete(page_instance)</text:p>
      <text:p text:style-name="P2"><text:tab/><text:tab/></text:p>
      <text:p text:style-name="P2"><text:tab/><text:tab/>delete all →[subject_instance].pages.clear</text:p>
      <text:p text:style-name="P2"/>
      <text:p text:style-name="P2"><text:tab/><text:tab/>is empty? → [subject_instance].empty?</text:p>
      <text:p text:style-name="P2"/>
      <text:p text:style-name="P2"><text:tab/><text:tab/>Size → [subject_instance].pages.size</text:p>
      <text:p text:style-name="P2"/>
      <text:p text:style-name="P2"><text:tab/><text:tab/>[page_instace].subjec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Lima</meta:initial-creator>
    <meta:creation-date>2013-01-10T19:10:06</meta:creation-date>
    <dc:date>2013-01-14T14:10:39</dc:date>
    <dc:creator>Rafael Lima</dc:creator>
    <meta:editing-duration>PT21H6M36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7" meta:word-count="84" meta:character-count="736" meta:non-whitespace-character-count="648"/>
  </office:meta>
</office:document-meta>
</file>